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9631f" officeooo:paragraph-rsid="0009631f" style:language-complex="ar" style:country-complex="SA"/>
    </style:style>
    <style:style style:name="P2" style:family="paragraph" style:parent-style-name="Standard">
      <style:paragraph-properties fo:text-align="end" style:justify-single-word="false" style:writing-mode="rl-tb"/>
      <style:text-properties fo:language="en" fo:country="US" officeooo:rsid="0009631f" officeooo:paragraph-rsid="0009631f" style:language-complex="ar" style:country-complex="SA"/>
    </style:style>
    <style:style style:name="P3" style:family="paragraph" style:parent-style-name="Standard">
      <style:paragraph-properties fo:text-align="end" style:justify-single-word="false" style:writing-mode="rl-tb"/>
      <style:text-properties fo:language="en" fo:country="US" officeooo:rsid="000a9766" officeooo:paragraph-rsid="000a9766" style:language-complex="ar" style:country-complex="SA"/>
    </style:style>
    <style:style style:name="P4" style:family="paragraph" style:parent-style-name="Standard">
      <style:paragraph-properties fo:text-align="end" style:justify-single-word="false" style:writing-mode="rl-tb"/>
      <style:text-properties fo:language="en" fo:country="US" officeooo:rsid="000bd6ca" officeooo:paragraph-rsid="000bd6ca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officeooo:rsid="000bd6ca"/>
    </style:style>
    <style:style style:name="T3" style:family="text">
      <style:text-properties officeooo:rsid="000d7e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قص الجلد" الوسادة" <text:s/>(10سم في 4 سم )</text:p>
      <text:p text:style-name="P1">2- قص الحبل الرابط بطول 103 سم </text:p>
      <text:p text:style-name="P1">3- تخييط الجلد على اللاصق الناعم (<text:span text:style-name="T1">Velcro/ loop</text:span>) مع ترك 9 سم من اللاصق الناعم من الاعلى ليتم ثنيه بعد ذلك على البكلة (3+3)</text:p>
      <text:p text:style-name="P2">4- يتم ادخال 15 سم من الناعم داخل holder, على ان يتم وضع 3 سم من اسفلها فوق الجزء الخشن, و ترك 10 سم </text:p>
      <text:p text:style-name="P3">5- يتم تخييط الجزء الايمن من الحزام (العلوي و السفلي) و يترط الطرف الاخر حرا </text:p>
      <text:p text:style-name="P3">6- يتم وضع الHoder</text:p>
      <text:p text:style-name="P3">7- يتم تخييط الجزء التاعم اعلى الهولدر من الجانب الايمن </text:p>
      <text:p text:style-name="P3">8- يتم مد الحبل من البداية الى النهاية </text:p>
      <text:p text:style-name="P3">9- على بعد 3 سم و 7 سم <text:s/>يتم تخييط خطين </text:p>
      <text:p text:style-name="P3">10- يتم تخييط الجزء الايسر من الحزان (اغلاقه)</text:p>
      <text:p text:style-name="P3">11- يتم ادخال الحبل الرابط خلال العصا rod بحيت تكون هناك فتحة في الحزام 3 سم و الحبل الرابط يكون مرتفع 3 سم عن ارضية الحزام </text:p>
      <text:p text:style-name="P3">12- يتم تخييط الجزء الايسر من الحزام من الاعلى و يتم ادخال الاحزمة من خلال البكلة بحيث تكون داخلة من الفتحة الغير مسننة و يتم ثنيه للخلف و تخييط الاحزمة سويا بشكل جيد (درزتين)</text:p>
      <text:p text:style-name="P3">بعد هذه الخطوة يجب ان يتحرط الحبل الرابط بحرية و يكون قابل للشد, و عند شد الرود باتجاه الهولدر يصل الى طرف الهولدر لا اكثر و لا اقل</text:p>
      <text:p text:style-name="P3">13- <text:span text:style-name="T2">يتم كي طرف الحزام حتى يصبح صلبا ليسهل ادخاله في البكلة </text:span></text:p>
      <text:p text:style-name="P4">14- هناك منطقة لا تصلها مكينة الخياطة, لذلك يتم استخدام الرشام, <text:s/>بحيث يتم عمل ثقبين مع الانتباه بان تكون بعيدة عن حبل الربط في النتصف, و يتم وضف البرشام, و بعد ذلك تختبر حرية الحزام </text:p>
      <text:p text:style-name="P4">15- يتم وضف سكوتش ابيض( عرض 2 سم <text:span text:style-name="T3">تلاسنتبلاستنلابنتس كلام مفهوم ههه</text:span></text:p>
      <text:p text:style-name="P4"/>
      <text:p text:style-name="P4">ملاحظات الاختبار بعد التخييط </text:p>
      <text:p text:style-name="P4">1- حبل الربط الداخلي يتحرك بسهولة </text:p>
      <text:p text:style-name="P4">2- لا يمكن ان يفلت الحبل الداخلي عن طرف الحزام </text:p>
      <text:p text:style-name="P4">3- التخييط ذو نهايات مغلقة و لا يوجد احتمال لحدوث (تنسيل)</text:p>
      <text:p text:style-name="P4">4- الانتباه لاتجاهاة البكل و تركيبها في الاتجاه الصحيح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4S</meta:editing-duration>
    <meta:editing-cycles>5</meta:editing-cycles>
    <meta:generator>LibreOffice/5.0.0.5$Windows_x86 LibreOffice_project/1b1a90865e348b492231e1c451437d7a15bb262b</meta:generator>
    <dc:date>2018-05-31T19:26:43.117000000</dc:date>
    <meta:document-statistic meta:table-count="0" meta:image-count="0" meta:object-count="0" meta:page-count="1" meta:paragraph-count="21" meta:word-count="307" meta:character-count="1524" meta:non-whitespace-character-count="1222"/>
    <meta:user-defined meta:name="Info 1"/>
    <meta:user-defined meta:name="Info 2"/>
    <meta:user-defined meta:name="Info 3"/>
    <meta:user-defined meta:name="Info 4"/>
  </office:meta>
</office:document-meta>
</file>